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F000004338E11D97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7.999cm" svg:height="18.637cm" svg:x="-0.001cm" svg:y="1cm">
          <draw:image xlink:href="Pictures/100000000000064F000004338E11D973.jpg" xlink:type="simple" xlink:show="embed" xlink:actuate="onLoad">
            <text:p/>
          </draw:image>
        </draw:frame>
        <draw:custom-shape draw:style-name="gr2" draw:text-style-name="P3" draw:layer="layout" svg:width="0.8cm" svg:height="0.8cm" svg:x="4cm" svg:y="1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cm" svg:height="0.8cm" svg:x="5.499cm" svg:y="12.399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cm" svg:height="0.8cm" svg:x="6.498cm" svg:y="12.398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cm" svg:height="0.8cm" svg:x="8.897cm" svg:y="12.397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cm" svg:height="0.8cm" svg:x="12.697cm" svg:y="13.297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cm" svg:height="0.8cm" svg:x="14.796cm" svg:y="13.296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cm" svg:height="0.8cm" svg:x="16.295cm" svg:y="13.295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cm" svg:height="0.8cm" svg:x="17.694cm" svg:y="13.294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cm" svg:height="0.8cm" svg:x="21.393cm" svg:y="13.293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001cm" svg:height="0.962cm" svg:x="-2.4cm" svg:y="13.2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aire Prouve</meta:initial-creator>
    <meta:creation-date>2013-05-21T11:02:51</meta:creation-date>
    <dc:date>2013-05-21T11:06:43</dc:date>
    <dc:creator>Claire Prouve</dc:creator>
    <meta:editing-duration>P0D</meta:editing-duration>
    <meta:editing-cycles>1</meta:editing-cycles>
    <meta:document-statistic meta:object-count="36"/>
    <meta:generator>LibreOffice/3.5$Linux_X86_64 LibreOffice_project/350m1$Build-2</meta:generator>
  </office:meta>
</office:document-meta>
</file>